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4000002E886072438B0185FBE.png" manifest:media-type="image/png"/>
  <manifest:file-entry manifest:full-path="Pictures/100000000000056C000002DE3035854B09F355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6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311in" svg:y="0.0839in" svg:width="10.1752in" svg:height="5.3799in" draw:z-index="0"><draw:image xlink:href="Pictures/100000000000056C000002DE3035854B09F35509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><draw:frame draw:style-name="fr1" draw:name="Image2" text:anchor-type="char" svg:x="0.0209in" svg:y="0.0598in" svg:width="10.0701in" svg:height="5.3661in" draw:z-index="1"><draw:image xlink:href="Pictures/1000000000000574000002E886072438B0185FB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5:45:57.130874043</meta:creation-date>
    <dc:date>2024-01-02T16:30:20.472166712</dc:date>
    <meta:editing-duration>PT44M23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0" meta:word-count="0" meta:character-count="0" meta:non-whitespace-character-count="0"/>
  </office:meta>
</office:document-meta>
</file>